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shua Gleason</text:p>
      <text:p text:style-name="Standard">CS 326</text:p>
      <text:p text:style-name="Standard"/>
      <text:p text:style-name="Standard">1.</text:p>
      <text:p text:style-name="Standard"><text:tab/>a) Run time, because the variable which is to be referenced must first be instantiated which <text:tab/>happens at run time</text:p>
      <text:p text:style-name="Standard"><text:tab/>b) Language Implementation Time, because the precision or number of bits is determined for <text:tab/><text:tab/>primitive types at this time.</text:p>
      <text:p text:style-name="Standard"><text:tab/>c) Language Design Time, because the primitive types such as char are defined at this time.</text:p>
      <text:p text:style-name="Standard"><text:tab/>d) Run Time, because a local variable is dynamic and by definition is defined at run-time</text:p>
      <text:p text:style-name="Standard"><text:tab/>e) Link Time, because this is when the library is linked to the program and all of the library <text:tab/><text:tab/>function addresses are defined at this time.</text:p>
      <text:p text:style-name="Standard"><text:tab/>f) Link Time, because the whole program is laid out in memory during this step.</text:p>
      <text:p text:style-name="Standard"/>
      <text:p text:style-name="Standard">2.<text:tab/>A language which uses dynamic scoping can <text:span text:style-name="T1">not</text:span> do type checking at compile time because if <text:tab/>some variable is defined to be a certain type in a higher scope, dynamic scoping allows that <text:tab/>variable to change to another type. <text:s/>This means a particular statement in a scope may be using a <text:tab/>variable defined as one type the first time it is called, but the second time that statement is <text:tab/>called, it will be using a variable defined as another type.</text:p>
      <text:p text:style-name="Standard"/>
      <text:p text:style-name="Standard"><text:tab/>A language which uses static scoping can do type checking at run time. <text:s/>At run-time the <text:tab/>program should know what types different operations can do, and because the scoping is static <text:tab/>there is no need to worry about the types changing. </text:p>
      <text:p text:style-name="Standard"/>
      <text:p text:style-name="Standard">3.<text:tab/>Scheme uses a static scope because the following code returns 1. <text:s/>If scheme were dynamically <text:tab/>scoped then it would return 2.</text:p>
      <text:p text:style-name="Standard"/>
      <text:p text:style-name="Standard"><text:tab/><text:span text:style-name="T2">(define a 1)</text:span></text:p>
      <text:p text:style-name="P1"><text:tab/>(define (g) a)</text:p>
      <text:p text:style-name="P1"><text:tab/>(let ((a 2)) (g))</text:p>
      <text:p text:style-name="P1"/>
      <text:p text:style-name="Standard"><text:tab/>The reason dynamic scoping would cause g to return 2 is because if g were called in a scope <text:tab/>where a is defined as 2, then <text:tab/>g (which returns a) should return 2, because it is statically scoped, <text:tab/>g still returns the globally defined a.</text:p>
      <text:p text:style-name="Standard"/>
      <text:list xml:id="list1938823797" text:style-name="L5">
        <text:list-item>
          <text:p text:style-name="P2">The output for shallow and deep binding will be</text:p>
        </text:list-item>
      </text:list>
      <text:p text:style-name="Standard"/>
      <text:p text:style-name="Standard"><text:tab/>Shallow Binding<text:tab/>: 1 0 2 0 3 0 4 0</text:p>
      <text:p text:style-name="Standard"><text:tab/></text:p>
      <text:p text:style-name="Standard"><text:tab/>Deep Binding<text:tab/><text:tab/>: 1 0 2 0 0 0 4 4</text:p>
      <text:p text:style-name="Standard"/>
      <text:p text:style-name="Standard"><text:tab/>For the first 2 calls of foo(), because of dynamic scoping, the set_x and print_x called inside of <text:tab/>the function will simply manipulate the local x and print the local x. <text:s/>For Shallow binding this <text:tab/>continues for n = 3 and n = 4 because of the nature of shallow binding. <text:s/>However for deep <text:tab/>binding when n = 3, the set_x function is still manipulating the local x, but the print_x function <text:tab/>was called with the global x. <text:s/>Therefore foo prints 0 because the global x is still zero. <text:s/>For n = 4, <text:tab/>the set_x function is the global one, this means that the global x becomes 4 and then the global <text:tab/>one is also printed. <text:s/>Because the global x is modified here, 4 will be printed again when main <text:tab/>calls print_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</meta:initial-creator>
    <meta:creation-date>2010-09-30T00:16:56</meta:creation-date>
    <dc:date>2010-09-30T02:33:35</dc:date>
    <dc:creator>josh </dc:creator>
    <meta:editing-duration>PT00H02M02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1" meta:word-count="480" meta:character-count="2568"/>
  </office:meta>
</office:document-meta>
</file>